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709cm"/>
    </style:style>
    <style:style style:name="ro1" style:family="table-row">
      <style:table-row-properties style:row-height="0.5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Output" table:style-name="ta1" table:print="false">
        <table:table-column table:style-name="co1" table:number-columns-repeated="21" table:default-cell-style-name="Default"/>
        <table:table-row table:style-name="ro1">
          <table:table-cell table:style-name="ce1" office:value-type="string">
            <text:p>Result</text:p>
          </table:table-cell>
          <table:table-cell table:number-columns-repeated="20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</table:table-row>
        <table:table-row table:style-name="ro2">
          <table:table-cell table:formula="of:=COUNTIF([Sheet1.$A$1:.$A$10000];[.A2])" office:value-type="float" office:value="7">
            <text:p>7</text:p>
          </table:table-cell>
          <table:table-cell table:formula="of:=COUNTIF([Sheet1.$A$1:.$A$10000];[.B2])" office:value-type="float" office:value="23">
            <text:p>23</text:p>
          </table:table-cell>
          <table:table-cell table:formula="of:=COUNTIF([Sheet1.$A$1:.$A$10000];[.C2])" office:value-type="float" office:value="77">
            <text:p>77</text:p>
          </table:table-cell>
          <table:table-cell table:formula="of:=COUNTIF([Sheet1.$A$1:.$A$10000];[.D2])" office:value-type="float" office:value="173">
            <text:p>173</text:p>
          </table:table-cell>
          <table:table-cell table:formula="of:=COUNTIF([Sheet1.$A$1:.$A$10000];[.E2])" office:value-type="float" office:value="257">
            <text:p>257</text:p>
          </table:table-cell>
          <table:table-cell table:formula="of:=COUNTIF([Sheet1.$A$1:.$A$10000];[.F2])" office:value-type="float" office:value="452">
            <text:p>452</text:p>
          </table:table-cell>
          <table:table-cell table:formula="of:=COUNTIF([Sheet1.$A$1:.$A$10000];[.G2])" office:value-type="float" office:value="600">
            <text:p>600</text:p>
          </table:table-cell>
          <table:table-cell table:formula="of:=COUNTIF([Sheet1.$A$1:.$A$10000];[.H2])" office:value-type="float" office:value="789">
            <text:p>789</text:p>
          </table:table-cell>
          <table:table-cell table:formula="of:=COUNTIF([Sheet1.$A$1:.$A$10000];[.I2])" office:value-type="float" office:value="973">
            <text:p>973</text:p>
          </table:table-cell>
          <table:table-cell table:formula="of:=COUNTIF([Sheet1.$A$1:.$A$10000];[.J2])" office:value-type="float" office:value="1060">
            <text:p>1060</text:p>
          </table:table-cell>
          <table:table-cell table:formula="of:=COUNTIF([Sheet1.$A$1:.$A$10000];[.K2])" office:value-type="float" office:value="1104">
            <text:p>1104</text:p>
          </table:table-cell>
          <table:table-cell table:formula="of:=COUNTIF([Sheet1.$A$1:.$A$10000];[.L2])" office:value-type="float" office:value="1070">
            <text:p>1070</text:p>
          </table:table-cell>
          <table:table-cell table:formula="of:=COUNTIF([Sheet1.$A$1:.$A$10000];[.M2])" office:value-type="float" office:value="1020">
            <text:p>1020</text:p>
          </table:table-cell>
          <table:table-cell table:formula="of:=COUNTIF([Sheet1.$A$1:.$A$10000];[.N2])" office:value-type="float" office:value="791">
            <text:p>791</text:p>
          </table:table-cell>
          <table:table-cell table:formula="of:=COUNTIF([Sheet1.$A$1:.$A$10000];[.O2])" office:value-type="float" office:value="597">
            <text:p>597</text:p>
          </table:table-cell>
          <table:table-cell table:formula="of:=COUNTIF([Sheet1.$A$1:.$A$10000];[.P2])" office:value-type="float" office:value="467">
            <text:p>467</text:p>
          </table:table-cell>
          <table:table-cell table:formula="of:=COUNTIF([Sheet1.$A$1:.$A$10000];[.Q2])" office:value-type="float" office:value="250">
            <text:p>250</text:p>
          </table:table-cell>
          <table:table-cell table:formula="of:=COUNTIF([Sheet1.$A$1:.$A$10000];[.R2])" office:value-type="float" office:value="157">
            <text:p>157</text:p>
          </table:table-cell>
          <table:table-cell table:formula="of:=COUNTIF([Sheet1.$A$1:.$A$10000];[.S2])" office:value-type="float" office:value="88">
            <text:p>88</text:p>
          </table:table-cell>
          <table:table-cell table:formula="of:=COUNTIF([Sheet1.$A$1:.$A$10000];[.T2])" office:value-type="float" office:value="36">
            <text:p>36</text:p>
          </table:table-cell>
          <table:table-cell table:formula="of:=COUNTIF([Sheet1.$A$1:.$A$10000];[.U2])" office:value-type="float" office:value="9">
            <text:p>9</text:p>
          </table:table-cell>
        </table:table-row>
        <table:table-row table:style-name="ro2">
          <table:table-cell>
            <draw:frame table:end-cell-address="Output.U36" table:end-x="1.215cm" table:end-y="0.265cm" draw:z-index="0" draw:style-name="gr1" svg:width="29.017cm" svg:height="15.013cm" svg:x="0.103cm" svg:y="0.097cm">
              <draw:object draw:notify-on-update-of-ranges="Output.A2:Output.A2 Output.A3:Output.A3 Output.B2:Output.B2 Output.B3:Output.B3 Output.C2:Output.C2 Output.C3:Output.C3 Output.D2:Output.D2 Output.D3:Output.D3 Output.E2:Output.E2 Output.E3:Output.E3 Output.F2:Output.F2 Output.F3:Output.F3 Output.G2:Output.G2 Output.G3:Output.G3 Output.H2:Output.H2 Output.H3:Output.H3 Output.I2:Output.I2 Output.I3:Output.I3 Output.J2:Output.J2 Output.J3:Output.J3 Output.K2:Output.K2 Output.K3:Output.K3 Output.L2:Output.L2 Output.L3:Output.L3 Output.M2:Output.M2 Output.M3:Output.M3 Output.N2:Output.N2 Output.N3:Output.N3 Output.O2:Output.O2 Output.O3:Output.O3 Output.P2:Output.P2 Output.P3:Output.P3 Output.Q2:Output.Q2 Output.Q3:Output.Q3 Output.R2:Output.R2 Output.R3:Output.R3 Output.S2:Output.S2 Output.S3:Output.S3 Output.T2:Output.T2 Output.T3:Output.T3 Output.U2:Output.U2 Output.U3:Output.U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0"/>
        </table:table-row>
      </table:table>
      <table:table table:name="Sheet1" table:style-name="ta1" table:print="false">
        <table:table-source xlink:href="../rollingOutput.csv" table:table-name="Sheet1" table:filter-name="Text - txt - csv (StarCalc)" table:filter-options="44,34,76,1,"/>
        <table:table-column table:style-name="co3" table:default-cell-style-name="Default"/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3">13/06/2009</text:date>, <text:time>21:0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6-13T21:08:53</dc:date>
    <meta:generator>OpenOffice.org/3.0$Linux OpenOffice.org_project/300m15$Build-9379</meta:generator>
    <meta:editing-duration>PT00H04M56S</meta:editing-duration>
    <meta:editing-cycles>4</meta:editing-cycles>
    <meta:document-statistic meta:table-count="2" meta:cell-count="100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draw:fill-color="#004586" dr3d:edge-rounding="0%"/>
      <style:text-properties fo:font-size="6pt" style:font-size-asian="6pt" style:font-size-complex="6pt"/>
    </style:style>
    <style:style style:name="ch6" style:family="chart">
      <style:chart-properties chart:symbol-type="named-symbol" chart:symbol-name="diamond" chart:symbol-width="0.25cm" chart:symbol-height="0.25cm"/>
      <style:graphic-properties draw:stroke="solid" draw:fill-color="#ff420e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arrow-down" chart:symbol-width="0.25cm" chart:symbol-height="0.25cm"/>
      <style:graphic-properties draw:stroke="solid" draw:fill-color="#ffd320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up" chart:symbol-width="0.25cm" chart:symbol-height="0.25cm"/>
      <style:graphic-properties draw:fill-color="#579d1c"/>
      <style:text-properties fo:font-size="6pt" style:font-size-asian="6pt" style:font-size-complex="6pt"/>
    </style:style>
    <style:style style:name="ch9" style:family="chart">
      <style:chart-properties chart:symbol-type="named-symbol" chart:symbol-name="arrow-right" chart:symbol-width="0.25cm" chart:symbol-height="0.25cm"/>
      <style:graphic-properties draw:fill-color="#7e0021"/>
      <style:text-properties fo:font-size="6pt" style:font-size-asian="6pt" style:font-size-complex="6pt"/>
    </style:style>
    <style:style style:name="ch10" style:family="chart">
      <style:chart-properties chart:symbol-type="named-symbol" chart:symbol-name="arrow-left" chart:symbol-width="0.25cm" chart:symbol-height="0.25cm"/>
      <style:graphic-properties draw:fill-color="#83caff"/>
      <style:text-properties fo:font-size="6pt" style:font-size-asian="6pt" style:font-size-complex="6pt"/>
    </style:style>
    <style:style style:name="ch11" style:family="chart">
      <style:chart-properties chart:symbol-type="named-symbol" chart:symbol-name="bow-tie" chart:symbol-width="0.25cm" chart:symbol-height="0.25cm"/>
      <style:graphic-properties draw:fill-color="#314004"/>
      <style:text-properties fo:font-size="6pt" style:font-size-asian="6pt" style:font-size-complex="6pt"/>
    </style:style>
    <style:style style:name="ch12" style:family="chart">
      <style:chart-properties chart:symbol-type="named-symbol" chart:symbol-name="hourglass" chart:symbol-width="0.25cm" chart:symbol-height="0.25cm"/>
      <style:graphic-properties draw:fill-color="#aecf00"/>
      <style:text-properties fo:font-size="6pt" style:font-size-asian="6pt" style:font-size-complex="6pt"/>
    </style:style>
    <style:style style:name="ch13" style:family="chart">
      <style:chart-properties chart:symbol-type="named-symbol" chart:symbol-name="square" chart:symbol-width="0.25cm" chart:symbol-height="0.25cm"/>
      <style:graphic-properties draw:fill-color="#4b1f6f"/>
      <style:text-properties fo:font-size="6pt" style:font-size-asian="6pt" style:font-size-complex="6pt"/>
    </style:style>
    <style:style style:name="ch14" style:family="chart">
      <style:chart-properties chart:symbol-type="named-symbol" chart:symbol-name="diamond" chart:symbol-width="0.25cm" chart:symbol-height="0.25cm"/>
      <style:graphic-properties draw:fill-color="#ff950e"/>
      <style:text-properties fo:font-size="6pt" style:font-size-asian="6pt" style:font-size-complex="6pt"/>
    </style:style>
    <style:style style:name="ch15" style:family="chart">
      <style:chart-properties chart:symbol-type="named-symbol" chart:symbol-name="arrow-down" chart:symbol-width="0.25cm" chart:symbol-height="0.25cm"/>
      <style:graphic-properties draw:fill-color="#c5000b"/>
      <style:text-properties fo:font-size="6pt" style:font-size-asian="6pt" style:font-size-complex="6pt"/>
    </style:style>
    <style:style style:name="ch16" style:family="chart">
      <style:chart-properties chart:symbol-type="named-symbol" chart:symbol-name="arrow-up" chart:symbol-width="0.25cm" chart:symbol-height="0.25cm"/>
      <style:graphic-properties draw:fill-color="#0084d1"/>
      <style:text-properties fo:font-size="6pt" style:font-size-asian="6pt" style:font-size-complex="6pt"/>
    </style:style>
    <style:style style:name="ch17" style:family="chart">
      <style:chart-properties chart:symbol-type="named-symbol" chart:symbol-name="arrow-right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8" style:family="chart">
      <style:chart-properties chart:symbol-type="named-symbol" chart:symbol-name="arrow-left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9" style:family="chart">
      <style:chart-properties chart:symbol-type="named-symbol" chart:symbol-name="bow-tie" chart:symbol-width="0.25cm" chart:symbol-height="0.25cm"/>
      <style:graphic-properties draw:fill-color="#ffd320"/>
      <style:text-properties fo:font-size="6pt" style:font-size-asian="6pt" style:font-size-complex="6pt"/>
    </style:style>
    <style:style style:name="ch20" style:family="chart">
      <style:chart-properties chart:symbol-type="named-symbol" chart:symbol-name="hourglass" chart:symbol-width="0.25cm" chart:symbol-height="0.25cm"/>
      <style:graphic-properties draw:fill-color="#579d1c"/>
      <style:text-properties fo:font-size="6pt" style:font-size-asian="6pt" style:font-size-complex="6pt"/>
    </style:style>
    <style:style style:name="ch21" style:family="chart">
      <style:chart-properties chart:symbol-type="named-symbol" chart:symbol-name="square" chart:symbol-width="0.25cm" chart:symbol-height="0.25cm"/>
      <style:graphic-properties draw:fill-color="#7e0021"/>
      <style:text-properties fo:font-size="6pt" style:font-size-asian="6pt" style:font-size-complex="6pt"/>
    </style:style>
    <style:style style:name="ch22" style:family="chart">
      <style:chart-properties chart:symbol-type="named-symbol" chart:symbol-name="diamond" chart:symbol-width="0.25cm" chart:symbol-height="0.25cm"/>
      <style:graphic-properties draw:fill-color="#83caff"/>
      <style:text-properties fo:font-size="6pt" style:font-size-asian="6pt" style:font-size-complex="6pt"/>
    </style:style>
    <style:style style:name="ch23" style:family="chart">
      <style:chart-properties chart:symbol-type="named-symbol" chart:symbol-name="arrow-down" chart:symbol-width="0.25cm" chart:symbol-height="0.25cm"/>
      <style:graphic-properties draw:fill-color="#314004"/>
      <style:text-properties fo:font-size="6pt" style:font-size-asian="6pt" style:font-size-complex="6pt"/>
    </style:style>
    <style:style style:name="ch24" style:family="chart">
      <style:chart-properties chart:symbol-type="named-symbol" chart:symbol-name="arrow-up" chart:symbol-width="0.25cm" chart:symbol-height="0.25cm"/>
      <style:graphic-properties draw:fill-color="#aecf00"/>
      <style:text-properties fo:font-size="6pt" style:font-size-asian="6pt" style:font-size-complex="6pt"/>
    </style:style>
    <style:style style:name="ch25" style:family="chart">
      <style:chart-properties chart:symbol-type="automatic" chart:symbol-width="0.3cm" chart:symbol-height="0.3cm"/>
      <style:graphic-properties draw:fill-color="#4b1f6f"/>
      <style:text-properties fo:font-size="6pt" style:font-size-asian="6pt" style:font-size-complex="6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draw:stroke="none" svg:stroke-color="#b3b3b3" draw:fill="solid" draw:fill-color="#cccccc"/>
    </style:style>
  </office:automatic-styles>
  <office:body>
    <office:chart>
      <chart:chart svg:width="29.018cm" svg:height="15.014cm" chart:class="chart:bar" chart:style-name="ch1">
        <chart:plot-area chart:style-name="ch2" table:cell-range-address="Output.A2:Output.U3" chart:data-source-has-labels="row" svg:x="0.578cm" svg:y="0.298cm" svg:width="27.858cm" svg:height="14.414cm">
          <chart:axis chart:dimension="x" chart:name="primary-x" chart:style-name="ch3"/>
          <chart:axis chart:dimension="y" chart:name="primary-y" chart:style-name="ch4"/>
          <chart:series chart:style-name="ch5" chart:values-cell-range-address="Output.A3:Output.A3" chart:label-cell-address="Output.A2:Output.A2" chart:class="chart:bar">
            <chart:data-point/>
          </chart:series>
          <chart:series chart:style-name="ch6" chart:values-cell-range-address="Output.B3:Output.B3" chart:label-cell-address="Output.B2:Output.B2" chart:class="chart:bar">
            <chart:data-point/>
          </chart:series>
          <chart:series chart:style-name="ch7" chart:values-cell-range-address="Output.C3:Output.C3" chart:label-cell-address="Output.C2:Output.C2" chart:class="chart:bar">
            <chart:data-point/>
          </chart:series>
          <chart:series chart:style-name="ch8" chart:values-cell-range-address="Output.D3:Output.D3" chart:label-cell-address="Output.D2:Output.D2" chart:class="chart:bar">
            <chart:data-point/>
          </chart:series>
          <chart:series chart:style-name="ch9" chart:values-cell-range-address="Output.E3:Output.E3" chart:label-cell-address="Output.E2:Output.E2" chart:class="chart:bar">
            <chart:data-point/>
          </chart:series>
          <chart:series chart:style-name="ch10" chart:values-cell-range-address="Output.F3:Output.F3" chart:label-cell-address="Output.F2:Output.F2" chart:class="chart:bar">
            <chart:data-point/>
          </chart:series>
          <chart:series chart:style-name="ch11" chart:values-cell-range-address="Output.G3:Output.G3" chart:label-cell-address="Output.G2:Output.G2" chart:class="chart:bar">
            <chart:data-point/>
          </chart:series>
          <chart:series chart:style-name="ch12" chart:values-cell-range-address="Output.H3:Output.H3" chart:label-cell-address="Output.H2:Output.H2" chart:class="chart:bar">
            <chart:data-point/>
          </chart:series>
          <chart:series chart:style-name="ch13" chart:values-cell-range-address="Output.I3:Output.I3" chart:label-cell-address="Output.I2:Output.I2" chart:class="chart:bar">
            <chart:data-point/>
          </chart:series>
          <chart:series chart:style-name="ch14" chart:values-cell-range-address="Output.J3:Output.J3" chart:label-cell-address="Output.J2:Output.J2" chart:class="chart:bar">
            <chart:data-point/>
          </chart:series>
          <chart:series chart:style-name="ch15" chart:values-cell-range-address="Output.K3:Output.K3" chart:label-cell-address="Output.K2:Output.K2" chart:class="chart:bar">
            <chart:data-point/>
          </chart:series>
          <chart:series chart:style-name="ch16" chart:values-cell-range-address="Output.L3:Output.L3" chart:label-cell-address="Output.L2:Output.L2" chart:class="chart:bar">
            <chart:data-point/>
          </chart:series>
          <chart:series chart:style-name="ch17" chart:values-cell-range-address="Output.M3:Output.M3" chart:label-cell-address="Output.M2:Output.M2" chart:class="chart:bar">
            <chart:data-point/>
          </chart:series>
          <chart:series chart:style-name="ch18" chart:values-cell-range-address="Output.N3:Output.N3" chart:label-cell-address="Output.N2:Output.N2" chart:class="chart:bar">
            <chart:data-point/>
          </chart:series>
          <chart:series chart:style-name="ch19" chart:values-cell-range-address="Output.O3:Output.O3" chart:label-cell-address="Output.O2:Output.O2" chart:class="chart:bar">
            <chart:data-point/>
          </chart:series>
          <chart:series chart:style-name="ch20" chart:values-cell-range-address="Output.P3:Output.P3" chart:label-cell-address="Output.P2:Output.P2" chart:class="chart:bar">
            <chart:data-point/>
          </chart:series>
          <chart:series chart:style-name="ch21" chart:values-cell-range-address="Output.Q3:Output.Q3" chart:label-cell-address="Output.Q2:Output.Q2" chart:class="chart:bar">
            <chart:data-point/>
          </chart:series>
          <chart:series chart:style-name="ch22" chart:values-cell-range-address="Output.R3:Output.R3" chart:label-cell-address="Output.R2:Output.R2" chart:class="chart:bar">
            <chart:data-point/>
          </chart:series>
          <chart:series chart:style-name="ch23" chart:values-cell-range-address="Output.S3:Output.S3" chart:label-cell-address="Output.S2:Output.S2" chart:class="chart:bar">
            <chart:data-point/>
          </chart:series>
          <chart:series chart:style-name="ch24" chart:values-cell-range-address="Output.T3:Output.T3" chart:label-cell-address="Output.T2:Output.T2" chart:class="chart:bar">
            <chart:data-point/>
          </chart:series>
          <chart:series chart:style-name="ch25" chart:values-cell-range-address="Output.U3:Output.U3" chart:label-cell-address="Output.U2:Output.U2" chart:class="chart:bar">
            <chart:data-point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utput.A2:Output.A2">4</text:p>
              </table:table-cell>
              <table:table-cell office:value-type="string">
                <text:p text:id="Output.B2:Output.B2">5</text:p>
              </table:table-cell>
              <table:table-cell office:value-type="string">
                <text:p text:id="Output.C2:Output.C2">6</text:p>
              </table:table-cell>
              <table:table-cell office:value-type="string">
                <text:p text:id="Output.D2:Output.D2">7</text:p>
              </table:table-cell>
              <table:table-cell office:value-type="string">
                <text:p text:id="Output.E2:Output.E2">8</text:p>
              </table:table-cell>
              <table:table-cell office:value-type="string">
                <text:p text:id="Output.F2:Output.F2">9</text:p>
              </table:table-cell>
              <table:table-cell office:value-type="string">
                <text:p text:id="Output.G2:Output.G2">10</text:p>
              </table:table-cell>
              <table:table-cell office:value-type="string">
                <text:p text:id="Output.H2:Output.H2">11</text:p>
              </table:table-cell>
              <table:table-cell office:value-type="string">
                <text:p text:id="Output.I2:Output.I2">12</text:p>
              </table:table-cell>
              <table:table-cell office:value-type="string">
                <text:p text:id="Output.J2:Output.J2">13</text:p>
              </table:table-cell>
              <table:table-cell office:value-type="string">
                <text:p text:id="Output.K2:Output.K2">14</text:p>
              </table:table-cell>
              <table:table-cell office:value-type="string">
                <text:p text:id="Output.L2:Output.L2">15</text:p>
              </table:table-cell>
              <table:table-cell office:value-type="string">
                <text:p text:id="Output.M2:Output.M2">16</text:p>
              </table:table-cell>
              <table:table-cell office:value-type="string">
                <text:p text:id="Output.N2:Output.N2">17</text:p>
              </table:table-cell>
              <table:table-cell office:value-type="string">
                <text:p text:id="Output.O2:Output.O2">18</text:p>
              </table:table-cell>
              <table:table-cell office:value-type="string">
                <text:p text:id="Output.P2:Output.P2">19</text:p>
              </table:table-cell>
              <table:table-cell office:value-type="string">
                <text:p text:id="Output.Q2:Output.Q2">20</text:p>
              </table:table-cell>
              <table:table-cell office:value-type="string">
                <text:p text:id="Output.R2:Output.R2">21</text:p>
              </table:table-cell>
              <table:table-cell office:value-type="string">
                <text:p text:id="Output.S2:Output.S2">22</text:p>
              </table:table-cell>
              <table:table-cell office:value-type="string">
                <text:p text:id="Output.T2:Output.T2">23</text:p>
              </table:table-cell>
              <table:table-cell office:value-type="string">
                <text:p text:id="Output.U2:Output.U2">24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">
                <text:p text:id="Output.A3:Output.A3">7</text:p>
              </table:table-cell>
              <table:table-cell office:value-type="float" office:value="23">
                <text:p text:id="Output.B3:Output.B3">23</text:p>
              </table:table-cell>
              <table:table-cell office:value-type="float" office:value="77">
                <text:p text:id="Output.C3:Output.C3">77</text:p>
              </table:table-cell>
              <table:table-cell office:value-type="float" office:value="173">
                <text:p text:id="Output.D3:Output.D3">173</text:p>
              </table:table-cell>
              <table:table-cell office:value-type="float" office:value="257">
                <text:p text:id="Output.E3:Output.E3">257</text:p>
              </table:table-cell>
              <table:table-cell office:value-type="float" office:value="452">
                <text:p text:id="Output.F3:Output.F3">452</text:p>
              </table:table-cell>
              <table:table-cell office:value-type="float" office:value="600">
                <text:p text:id="Output.G3:Output.G3">600</text:p>
              </table:table-cell>
              <table:table-cell office:value-type="float" office:value="789">
                <text:p text:id="Output.H3:Output.H3">789</text:p>
              </table:table-cell>
              <table:table-cell office:value-type="float" office:value="973">
                <text:p text:id="Output.I3:Output.I3">973</text:p>
              </table:table-cell>
              <table:table-cell office:value-type="float" office:value="1060">
                <text:p text:id="Output.J3:Output.J3">1060</text:p>
              </table:table-cell>
              <table:table-cell office:value-type="float" office:value="1104">
                <text:p text:id="Output.K3:Output.K3">1104</text:p>
              </table:table-cell>
              <table:table-cell office:value-type="float" office:value="1070">
                <text:p text:id="Output.L3:Output.L3">1070</text:p>
              </table:table-cell>
              <table:table-cell office:value-type="float" office:value="1020">
                <text:p text:id="Output.M3:Output.M3">1020</text:p>
              </table:table-cell>
              <table:table-cell office:value-type="float" office:value="791">
                <text:p text:id="Output.N3:Output.N3">791</text:p>
              </table:table-cell>
              <table:table-cell office:value-type="float" office:value="597">
                <text:p text:id="Output.O3:Output.O3">597</text:p>
              </table:table-cell>
              <table:table-cell office:value-type="float" office:value="467">
                <text:p text:id="Output.P3:Output.P3">467</text:p>
              </table:table-cell>
              <table:table-cell office:value-type="float" office:value="250">
                <text:p text:id="Output.Q3:Output.Q3">250</text:p>
              </table:table-cell>
              <table:table-cell office:value-type="float" office:value="157">
                <text:p text:id="Output.R3:Output.R3">157</text:p>
              </table:table-cell>
              <table:table-cell office:value-type="float" office:value="88">
                <text:p text:id="Output.S3:Output.S3">88</text:p>
              </table:table-cell>
              <table:table-cell office:value-type="float" office:value="36">
                <text:p text:id="Output.T3:Output.T3">36</text:p>
              </table:table-cell>
              <table:table-cell office:value-type="float" office:value="9">
                <text:p text:id="Output.U3:Output.U3"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